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d125" officeooo:paragraph-rsid="0018d125"/>
    </style:style>
    <style:style style:name="P2" style:family="paragraph" style:parent-style-name="Standard">
      <style:text-properties officeooo:rsid="0018dfcb" officeooo:paragraph-rsid="0018dfcb"/>
    </style:style>
    <style:style style:name="T1" style:family="text">
      <style:text-properties officeooo:rsid="0018dfcb"/>
    </style:style>
    <style:style style:name="T2" style:family="text">
      <style:text-properties officeooo:rsid="001a64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Caleb Teo<text:tab/><text:tab/><text:tab/><text:tab/><text:tab/><text:tab/><text:tab/>Student Number: 15324741</text:p>
      <text:p text:style-name="P1"/>
      <text:p text:style-name="P1">ASSIGNMENT 4: Searching With Graphs</text:p>
      <text:p text:style-name="P1"/>
      <text:p text:style-name="P1">TASK 1: </text:p>
      <text:p text:style-name="P1">For task 1, I used the good.c provided for the assignment and modifided it with a struct edges. This struct edges would be a linked list for each vertices for the list of edges it has. The struct edges would have the address of the vertices it is pointing to. For my output of DFS and BFS, both algorithms had the correct outputs but for BFS it was not in alphabetical order. This could be changed to alphabetical order by changing the queue to a priority queue to ensure an alphabetical order. <text:span text:style-name="T1">In the DFS, I implemented a stack to keep track of the vertices that I have visited. For the BFS, I implemented a queue to find the shortest path. </text:span></text:p>
      <text:p text:style-name="P1"/>
      <text:p text:style-name="P1">TASK 2: </text:p>
      <text:p text:style-name="P1">For task 2, the struct edges was modified to include a<text:span text:style-name="T1">n</text:span> integer weight. In the struct vertex there was another struct edges added to the struct to store the shortest path. <text:span text:style-name="T1">In my Dijkstra implementation I used a priority queue – Min Heap. Using a min heap means I can have a queue that will always return the shortest path when I extract the end vertex. This was useful for Dijkstra in finding the shortest path. I have a shortestPath function that takes in 2 vertex and starts at the end vertex and follows the shortest path edges until it reaches the start vertex</text:span></text:p>
      <text:p text:style-name="P1"/>
      <text:p text:style-name="P2">TASK 3: </text:p>
      <text:p text:style-name="P2">For task 3, I changed the struct vertex to be able to store the bus stop number, bus stop name, longitude and latitude. The rest of the implementation was adpated from task 2. <text:span text:style-name="T2">I modified the relevent functions to initialise the vertex for the data from the csv fi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4:34:37.461987490</meta:creation-date>
    <dc:date>2017-12-15T14:53:10.629564119</dc:date>
    <meta:editing-duration>PT8M22S</meta:editing-duration>
    <meta:editing-cycles>2</meta:editing-cycles>
    <meta:generator>LibreOffice/5.1.6.2$Linux_X86_64 LibreOffice_project/10m0$Build-2</meta:generator>
    <meta:document-statistic meta:table-count="0" meta:image-count="0" meta:object-count="0" meta:page-count="1" meta:paragraph-count="8" meta:word-count="290" meta:character-count="1578" meta:non-whitespace-character-count="1284"/>
  </office:meta>
</office:document-meta>
</file>